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List_20_Paragraph" style:list-style-name="WWNum3">
      <style:text-properties fo:font-weight="normal" style:font-weight-asian="normal" style:font-weight-complex="normal"/>
    </style:style>
    <style:style style:name="P7" style:family="paragraph" style:parent-style-name="List_20_Paragraph" style:list-style-name="WWNum3"/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ME: Pranita Rajendra Bhosale</text:p>
      <text:p text:style-name="P4">PRN: 240343120061</text:p>
      <text:p text:style-name="P4">Subject: OS &amp; SDM</text:p>
      <text:p text:style-name="P3"/>
      <text:p text:style-name="P3">................................................................................................................................................................</text:p>
      <text:p text:style-name="P1"/>
      <text:p text:style-name="P1">OS:</text:p>
      <text:p text:style-name="P1">Write a shell script to accept number from the user and show a pattern as folows.For ex user enters 3:</text:p>
      <text:p text:style-name="P1"/>
      <text:p text:style-name="P1">3</text:p>
      <text:p text:style-name="P1">3<text:tab/>3</text:p>
      <text:p text:style-name="P1">3<text:tab/>3<text:tab/>3</text:p>
      <text:p text:style-name="P1">3<text:tab/>3</text:p>
      <text:p text:style-name="P1">3</text:p>
      <text:p text:style-name="P1">Answer:</text:p>
      <text:p text:style-name="P5"/>
      <text:p text:style-name="P5">Step1: Go to search option and search for putty</text:p>
      <text:p text:style-name="P5"/>
      <text:p text:style-name="P5">Step2: Write the url: 192.168.100.56</text:p>
      <text:p text:style-name="P5"/>
      <text:p text:style-name="P5">Step3: Write Id: group010</text:p>
      <text:p text:style-name="P5"/>
      <text:p text:style-name="P5">Step4: <text:tab/>Write Password: group010</text:p>
      <text:p text:style-name="P5"/>
      <text:p text:style-name="P5">Step5: Write command: pwd</text:p>
      <text:p text:style-name="P5"/>
      <text:p text:style-name="P5">Step6: ls <text:s text:c="3"/>// command for list all files previously created</text:p>
      <text:p text:style-name="P5"/>
      <text:p text:style-name="P5">Step7: Write command: vi Pattern3.sh</text:p>
      <text:p text:style-name="P5"/>
      <text:p text:style-name="P5">Step8:Write below bash code:</text:p>
      <text:p text:style-name="P5">read -p "Enter a positive integer: " num</text:p>
      <text:p text:style-name="P5">while [[ ! $num =~ ^[1-9][0-9]*$ ]]; do</text:p>
      <text:p text:style-name="P5"><text:s text:c="2"/>echo "Invalid input. Please enter a positive integer."</text:p>
      <text:p text:style-name="P5"><text:s text:c="2"/>read -p "Enter a positive integer: " num</text:p>
      <text:p text:style-name="P5">done</text:p>
      <text:p text:style-name="P5"/>
      <text:p text:style-name="P5">for ((i=1; i&lt;=num; i++)); do</text:p>
      <text:p text:style-name="P5"><text:s text:c="2"/>for ((j=1; j&lt;=i; j++)); do</text:p>
      <text:p text:style-name="P5"><text:s text:c="4"/>echo -n "$num "</text:p>
      <text:p text:style-name="P5"><text:s text:c="2"/>done</text:p>
      <text:p text:style-name="P5"><text:s text:c="2"/>echo</text:p>
      <text:p text:style-name="P5">done</text:p>
      <text:p text:style-name="P5"/>
      <text:p text:style-name="P5">for ((i=num-1; i&gt;=1; i--)); do</text:p>
      <text:p text:style-name="P5"><text:s text:c="2"/>for ((j=1; j&lt;=i; j++)); do</text:p>
      <text:p text:style-name="P5"><text:s text:c="4"/>echo -n "$num "</text:p>
      <text:p text:style-name="P5"><text:s text:c="2"/>done</text:p>
      <text:p text:style-name="P5"><text:s text:c="2"/>echo</text:p>
      <text:p text:style-name="P5">done</text:p>
      <text:p text:style-name="P5"/>
      <text:p text:style-name="P5"><text:soft-page-break/>Step9: Click Esc(Button) + <text:s text:c="2"/>:wq <text:s text:c="4"/>//Go to outside that screen</text:p>
      <text:p text:style-name="P5">step10: bash ./Pattern3.sh</text:p>
      <text:p text:style-name="P1"/>
      <text:p text:style-name="P1"/>
      <text:p text:style-name="P1"/>
      <text:p text:style-name="P1">SDM:</text:p>
      <text:p text:style-name="P1">Que.1:</text:p>
      <text:list xml:id="list7373018929871854682" text:style-name="L1">
        <text:list-item>
          <text:p text:style-name="P2">Launch on local machine “java-jar jenkins.war”</text:p>
        </text:list-item>
        <text:list-item>
          <text:p text:style-name="P2">Build a freestyle job using Jenkins</text:p>
        </text:list-item>
        <text:list-item>
          <text:p text:style-name="P2">Configure the angular project</text:p>
        </text:list-item>
        <text:list-item>
          <text:p text:style-name="P2">Build the project using Jenkins</text:p>
        </text:list-item>
      </text:list>
      <text:p text:style-name="P1">Answer:</text:p>
      <text:p text:style-name="P5"/>
      <text:p text:style-name="P5">Step1: <text:span text:style-name="Strong_20_Emphasis"><text:span text:style-name="T4">Download the Jenkins WAR file</text:span></text:span></text:p>
      <text:p text:style-name="Standard"><text:span text:style-name="Strong_20_Emphasis"><text:span text:style-name="T4">Step2: Open a terminal</text:span></text:span></text:p>
      <text:p text:style-name="Standard"><text:span text:style-name="Strong_20_Emphasis"><text:span text:style-name="T4">Step3: Navigate to the directory where you downloaded the </text:span></text:span><text:span text:style-name="Strong_20_Emphasis"><text:span text:style-name="Source_20_Text"><text:span text:style-name="T4">jenkins.war</text:span></text:span></text:span><text:span text:style-name="Strong_20_Emphasis"><text:span text:style-name="T4"> file. </text:span></text:span></text:p>
      <text:p text:style-name="Standard"><text:span text:style-name="T4">Step4</text:span><text:span text:style-name="T3">: </text:span>Run the command: <text:span text:style-name="Source_20_Text"><text:span text:style-name="T5">java -jar jenkins.war</text:span></text:span></text:p>
      <text:p text:style-name="Standard"><text:span text:style-name="Source_20_Text"><text:span text:style-name="T5">Step5: Wait for start, So side by side I choose Docker option for to create &amp; Build a freestyle job using Jenkins.</text:span></text:span></text:p>
      <text:p text:style-name="Standard"><text:span text:style-name="Source_20_Text"><text:span text:style-name="T5">Step6: Create a job </text:span></text:span></text:p>
      <text:p text:style-name="Standard"><text:span text:style-name="Source_20_Text"><text:span text:style-name="T5">Step7: Build a project</text:span></text:span></text:p>
      <text:p text:style-name="P1"/>
      <text:p text:style-name="P1"/>
      <text:p text:style-name="P1">Que.2:</text:p>
      <text:p text:style-name="P1">Search any clothing(Men/Women) from the limeroad.com and add it to Cart using selenium web driver:</text:p>
      <text:p text:style-name="P1"/>
      <text:p text:style-name="P1">Answer:</text:p>
      <text:p text:style-name="P1"/>
      <text:p text:style-name="P1">Steps for Selenium performance:</text:p>
      <text:list xml:id="list2620139942219461733" text:style-name="WWNum3">
        <text:list-item>
          <text:p text:style-name="P7"><text:span text:style-name="T1">Go to Google:</text:span></text:p>
        </text:list-item>
        <text:list-item>
          <text:p text:style-name="P7"><text:span text:style-name="T1">Selenium download(</text:span><text:a xlink:type="simple" xlink:href="http://www.selenium.dev/" text:style-name="Internet_20_link" text:visited-style-name="Visited_20_Internet_20_Link"><text:span text:style-name="T1">www.selenium.dev/</text:span></text:a><text:span text:style-name="T1">...)</text:span></text:p>
        </text:list-item>
        <text:list-item>
          <text:p text:style-name="P7"><text:span text:style-name="T1">In selenium IDE: download latest released version for Edge &amp; click on Chrome</text:span></text:p>
        </text:list-item>
        <text:list-item>
          <text:p text:style-name="P7"><text:span text:style-name="T1">Check added extension</text:span></text:p>
        </text:list-item>
        <text:list-item>
          <text:p text:style-name="P7"><text:span text:style-name="T1">Go inside that IDE: Create new project</text:span></text:p>
        </text:list-item>
        <text:list-item>
          <text:p text:style-name="P7"><text:span text:style-name="T1">Named as: “ SeleniumPerformance ”</text:span></text:p>
        </text:list-item>
        <text:list-item>
          <text:p text:style-name="P7"><text:span text:style-name="T1">Ok &amp; create</text:span></text:p>
        </text:list-item>
        <text:list-item>
          <text:p text:style-name="P7"><text:span text:style-name="T1">On </text:span><text:span text:style-name="T2">Rec</text:span><text:span text:style-name="T1"> option Base URL: </text:span></text:p>
        </text:list-item>
        <text:list-item>
          <text:p text:style-name="P7"><text:span text:style-name="T1">Check url from Google for “ limeroad.com” </text:span></text:p>
        </text:list-item>
        <text:list-item>
          <text:p text:style-name="P7"><text:span text:style-name="T1">Search any clothing(Men/Women) from above site and add it to Cart &amp; paste it into here</text:span></text:p>
        </text:list-item>
        <text:list-item>
          <text:p text:style-name="P7"><text:span text:style-name="T1">Go that site from google &amp; Stop the record</text:span></text:p>
        </text:list-item>
        <text:list-item>
          <text:p text:style-name="P7"><text:span text:style-name="T1">Saved it as name: Selenium Performance &amp; save</text:span></text:p>
        </text:list-item>
        <text:list-item>
          <text:p text:style-name="P7"><text:span text:style-name="T1">Then again go to that site &amp; make changes &amp; save changes</text:span></text:p>
        </text:list-item>
        <text:list-item>
          <text:p text:style-name="P7"><text:span text:style-name="T1">After that observe the result in selenium IDE.</text:span></text:p>
        </text:list-item>
        <text:list-item>
          <text:p text:style-name="P6"><text:span text:style-name="T1">“ Selenium Performance ” Test: Run Current Test option </text:span></text:p>
        </text:list-item>
        <text:list-item>
          <text:p text:style-name="P6"><text:span text:style-name="T1">After this all steps finally it will shows All test Running Performance with required time &amp; Details in Milisecond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7-05T11:10:13.59</meta:creation-date>
    <dc:date>2024-07-05T12:29:33.96</dc:date>
    <meta:editing-duration>PT1H19M17S</meta:editing-duration>
    <meta:editing-cycles>8</meta:editing-cycles>
    <meta:generator>OpenOffice/4.1.11$Win32 OpenOffice.org_project/4111m1$Build-9808</meta:generator>
    <meta:document-statistic meta:table-count="0" meta:image-count="0" meta:object-count="0" meta:page-count="2" meta:paragraph-count="73" meta:word-count="420" meta:character-count="2519"/>
  </office:meta>
</office:document-meta>
</file>